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4586" draw:textarea-horizontal-align="justify" draw:textarea-vertical-align="middle" draw:auto-grow-height="false" fo:min-height="16.514cm" fo:min-width="3.564cm"/>
    </style:style>
    <style:style style:name="gr2" style:family="graphic" style:parent-style-name="standard">
      <style:graphic-properties svg:stroke-color="#000000" draw:fill-color="#b3b3b3" draw:textarea-horizontal-align="justify" draw:textarea-vertical-align="top" draw:auto-grow-height="false" fo:min-height="11.306cm" fo:min-width="4.072cm"/>
    </style:style>
    <style:style style:name="gr3" style:family="graphic" style:parent-style-name="standard">
      <style:graphic-properties svg:stroke-color="#000000" draw:fill-color="#ff420e" draw:textarea-horizontal-align="justify" draw:textarea-vertical-align="middle" draw:auto-grow-height="false" fo:min-height="2.22cm" fo:min-width="3.31cm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 fo:min-height="2.221cm" fo:min-width="3.31cm"/>
    </style:style>
    <style:style style:name="gr5" style:family="graphic" style:parent-style-name="standard">
      <style:graphic-properties svg:stroke-color="#000000" draw:fill-color="#b3b3b3" draw:textarea-horizontal-align="justify" draw:textarea-vertical-align="top" draw:auto-grow-height="false" fo:min-height="4.765cm" fo:min-width="4.072cm"/>
    </style:style>
    <style:style style:name="gr6" style:family="graphic" style:parent-style-name="standard">
      <style:graphic-properties svg:stroke-color="#000000" draw:fill-color="#33cc66" draw:textarea-horizontal-align="justify" draw:textarea-vertical-align="middle" draw:auto-grow-height="false" fo:min-height="2.265cm" fo:min-width="3.31cm"/>
    </style:style>
    <style:style style:name="gr7" style:family="graphic" style:parent-style-name="standard">
      <style:graphic-properties svg:stroke-color="#000000" draw:fill-color="#0084d1" draw:textarea-horizontal-align="justify" draw:textarea-vertical-align="middle" draw:auto-grow-height="false" fo:min-height="16.514cm" fo:min-width="3.564cm"/>
    </style:style>
    <style:style style:name="gr8" style:family="graphic" style:parent-style-name="objectwithoutfill">
      <style:graphic-properties svg:stroke-width="0.081cm" svg:stroke-color="#0084d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ff420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3cc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solid" svg:stroke-width="0.081cm" svg:stroke-color="#0084d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433cm" fo:min-width="6.314cm"/>
    </style:style>
    <style:style style:name="gr13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865cm" fo:min-width="5.311cm"/>
    </style:style>
    <style:style style:name="gr14" style:family="graphic" style:parent-style-name="text">
      <style:graphic-properties draw:stroke="none" svg:stroke-color="#000000" draw:fill="solid" draw:fill-color="#000000" draw:textarea-horizontal-align="left" draw:auto-grow-height="true" draw:auto-grow-width="false" fo:min-height="0.766cm" fo:min-width="0cm"/>
    </style:style>
    <style:style style:name="gr15" style:family="graphic" style:parent-style-name="objectwithoutfill">
      <style:graphic-properties svg:stroke-width="0.081cm" svg:stroke-color="#00458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442cm" fo:min-width="6.314cm"/>
    </style:style>
    <style:style style:name="gr17" style:family="graphic" style:parent-style-name="objectwithoutfill">
      <style:graphic-properties svg:stroke-width="0.081cm" svg:stroke-color="#ff950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484cm" fo:min-width="6.314cm"/>
    </style:style>
    <style:style style:name="gr19" style:family="graphic" style:parent-style-name="objectwithoutfill">
      <style:graphic-properties svg:stroke-width="0.081cm" svg:stroke-color="#0084d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865cm" fo:min-width="6.314cm"/>
    </style:style>
    <style:style style:name="gr21" style:family="graphic" style:parent-style-name="objectwithoutfill">
      <style:graphic-properties draw:stroke="dash" draw:stroke-dash="Fine_20_Dashed" draw:marker-start="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0cm"/>
    </style:style>
    <style:style style:name="gr23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/>
      <style:text-properties fo:font-weight="bold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-color="#b3b3b3"/>
      <style:paragraph-properties fo:margin-top="0cm" fo:margin-bottom="0cm"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ff420e"/>
      <style:paragraph-properties fo:text-align="center"/>
      <style:text-properties fo:font-size="12pt" fo:font-weight="bold" style:font-size-asian="12pt" style:font-size-complex="12pt"/>
    </style:style>
    <style:style style:name="P6" style:family="paragraph">
      <loext:graphic-properties draw:fill-color="#ff950e"/>
      <style:paragraph-properties fo:text-align="center"/>
      <style:text-properties fo:font-size="12pt" fo:font-weight="bold" style:font-size-asian="12pt" style:font-size-complex="12pt"/>
    </style:style>
    <style:style style:name="P7" style:family="paragraph">
      <loext:graphic-properties draw:fill-color="#33cc66"/>
      <style:paragraph-properties fo:text-align="center"/>
      <style:text-properties fo:color="#000000" fo:font-size="12pt" style:font-size-asian="12pt" style:font-size-complex="12pt"/>
    </style:style>
    <style:style style:name="P8" style:family="paragraph">
      <loext:graphic-properties draw:fill-color="#0084d1"/>
      <style:paragraph-properties fo:text-align="center"/>
      <style:text-properties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1pt" fo:font-style="italic"/>
    </style:style>
    <style:style style:name="P11" style:family="paragraph">
      <loext:graphic-properties draw:fill="solid" draw:fill-color="#000000"/>
      <style:text-properties fo:color="#ffffff" fo:font-weight="bold" style:font-weight-asian="bold" style:font-weight-complex="bold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1pt" fo:font-style="italic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64cm" svg:height="16.764cm" svg:x="24.622cm" svg:y="2.397cm">
          <text:p text:style-name="P1"><text:span text:style-name="T1">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72cm" svg:height="11.556cm" svg:x="1cm" svg:y="7.604cm">
          <text:p text:style-name="P3"><text:span text:style-name="T2"/></text:p>
          <text:p text:style-name="P3"><text:span text:style-name="T2">Freshdesk</text:span></text:p>
          <text:p text:style-name="P3"><text:span text:style-name="T2">(e-mai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1cm" svg:height="2.47cm" svg:x="1.354cm" svg:y="9.942cm">
          <text:p text:style-name="P1"><text:span text:style-name="T3">Dash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2.471cm" svg:x="1.354cm" svg:y="12.765cm">
          <text:p text:style-name="P1"><text:span text:style-name="T3">Chatbo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72cm" svg:height="5.015cm" svg:x="1cm" svg:y="2.462cm">
          <text:p text:style-name="P3"><text:span text:style-name="T2"/></text:p>
          <text:p text:style-name="P3"><text:span text:style-name="T2">Fepweb</text:span></text:p>
          <text:p text:style-name="P3"><text:span text:style-name="T2">Mobil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1cm" svg:height="2.515cm" svg:x="1.354cm" svg:y="4.581cm">
          <text:p text:style-name="P1"><text:span text:style-name="T4">Support</text:span></text:p>
          <text:p text:style-name="P1"><text:span text:style-name="T4">Activity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064cm" svg:height="16.764cm" svg:x="13.665cm" svg:y="2.397cm"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9" draw:layer="layout" svg:x1="14.186cm" svg:y1="8.465cm" svg:x2="5.643cm" svg:y2="8.431cm">
          <text:p/>
        </draw:line>
        <draw:line draw:style-name="gr9" draw:text-style-name="P9" draw:layer="layout" svg:x1="4.81cm" svg:y1="10.644cm" svg:x2="13.446cm" svg:y2="10.644cm">
          <text:p/>
        </draw:line>
        <draw:line draw:style-name="gr10" draw:text-style-name="P9" draw:layer="layout" svg:x1="4.402cm" svg:y1="5.356cm" svg:x2="13.546cm" svg:y2="5.382cm">
          <text:p/>
        </draw:line>
        <draw:line draw:style-name="gr11" draw:text-style-name="P9" draw:layer="layout" svg:x1="13.827cm" svg:y1="6.292cm" svg:x2="5.191cm" svg:y2="6.207cm">
          <text:p/>
        </draw:line>
        <draw:frame draw:style-name="gr12" draw:text-style-name="P10" draw:layer="layout" svg:width="5.315cm" svg:height="0.683cm" svg:x="8.053cm" svg:y="7.776cm">
          <draw:text-box>
            <text:p><text:span text:style-name="T5">Controller recupera ticket</text:span></text:p>
          </draw:text-box>
        </draw:frame>
        <draw:line draw:style-name="gr8" draw:text-style-name="P9" draw:layer="layout" svg:x1="17.128cm" svg:y1="10.262cm" svg:x2="24.368cm" svg:y2="10.262cm">
          <text:p/>
        </draw:line>
        <draw:frame draw:style-name="gr13" draw:text-style-name="P10" draw:layer="layout" svg:width="6.265cm" svg:height="1.115cm" svg:x="17.887cm" svg:y="9.086cm">
          <draw:text-box>
            <text:p><text:span text:style-name="T5">Controller envia pergunta </text:span></text:p>
            <text:p><text:span text:style-name="T5">tratada</text:span></text:p>
          </draw:text-box>
        </draw:frame>
        <draw:frame draw:style-name="gr14" draw:text-style-name="P11" draw:layer="layout" svg:width="27.7cm" svg:height="1.016cm" svg:x="1cm" svg:y="1cm">
          <draw:text-box>
            <text:p><text:span text:style-name="T6">MAPA DE INTEGRAÇÕES</text:span></text:p>
          </draw:text-box>
        </draw:frame>
        <draw:line draw:style-name="gr15" draw:text-style-name="P9" draw:layer="layout" svg:x1="25.13cm" svg:y1="11.669cm" svg:x2="17.764cm" svg:y2="11.669cm">
          <text:p/>
        </draw:line>
        <draw:frame draw:style-name="gr16" draw:text-style-name="P10" draw:layer="layout" svg:width="4.064cm" svg:height="0.692cm" svg:x="20.526cm" svg:y="10.88cm">
          <draw:text-box>
            <text:p><text:span text:style-name="T5">IA envia o resultado</text:span></text:p>
          </draw:text-box>
        </draw:frame>
        <draw:line draw:style-name="gr17" draw:text-style-name="P9" draw:layer="layout" svg:x1="4.964cm" svg:y1="13.492cm" svg:x2="13.346cm" svg:y2="13.492cm">
          <text:p/>
        </draw:line>
        <draw:frame draw:style-name="gr12" draw:text-style-name="P10" draw:layer="layout" svg:width="6.115cm" svg:height="0.683cm" svg:x="5.68cm" svg:y="9.926cm">
          <draw:text-box>
            <text:p><text:span text:style-name="T5">Dashboard procura atualizações</text:span></text:p>
          </draw:text-box>
        </draw:frame>
        <draw:line draw:style-name="gr8" draw:text-style-name="P9" draw:layer="layout" svg:x1="14.198cm" svg:y1="11.465cm" svg:x2="5.064cm" svg:y2="11.46cm">
          <text:p/>
        </draw:line>
        <draw:frame draw:style-name="gr12" draw:text-style-name="P10" draw:layer="layout" svg:width="5.969cm" svg:height="0.683cm" svg:x="7.199cm" svg:y="10.871cm">
          <draw:text-box>
            <text:p><text:span text:style-name="T5">Controller devolve atualizações</text:span></text:p>
          </draw:text-box>
        </draw:frame>
        <draw:line draw:style-name="gr8" draw:text-style-name="P9" draw:layer="layout" svg:x1="14.186cm" svg:y1="9.356cm" svg:x2="5.643cm" svg:y2="9.322cm">
          <text:p/>
        </draw:line>
        <draw:frame draw:style-name="gr18" draw:text-style-name="P10" draw:layer="layout" svg:width="6.053cm" svg:height="0.734cm" svg:x="7.015cm" svg:y="8.667cm">
          <draw:text-box>
            <text:p><text:span text:style-name="T5">Controller envia resposta da IA</text:span></text:p>
          </draw:text-box>
        </draw:frame>
        <draw:frame draw:style-name="gr12" draw:text-style-name="P10" draw:layer="layout" svg:width="5.969cm" svg:height="0.683cm" svg:x="5.572cm" svg:y="12.83cm">
          <draw:text-box>
            <text:p><text:span text:style-name="T5">Chatbot envia mensagem</text:span></text:p>
          </draw:text-box>
        </draw:frame>
        <draw:line draw:style-name="gr8" draw:text-style-name="P9" draw:layer="layout" svg:x1="14.208cm" svg:y1="14.357cm" svg:x2="5.064cm" svg:y2="14.321cm">
          <text:p/>
        </draw:line>
        <draw:frame draw:style-name="gr12" draw:text-style-name="P10" draw:layer="layout" svg:width="6.053cm" svg:height="0.683cm" svg:x="7.034cm" svg:y="13.668cm">
          <draw:text-box>
            <text:p><text:span text:style-name="T5">Controller envia resposta da IA</text:span></text:p>
          </draw:text-box>
        </draw:frame>
        <draw:frame draw:style-name="gr12" draw:text-style-name="P10" draw:layer="layout" svg:width="5.969cm" svg:height="0.683cm" svg:x="5.672cm" svg:y="4.721cm">
          <draw:text-box>
            <text:p><text:span text:style-name="T5">Mobile envia mensagem</text:span></text:p>
          </draw:text-box>
        </draw:frame>
        <draw:frame draw:style-name="gr12" draw:text-style-name="P10" draw:layer="layout" svg:width="6.053cm" svg:height="0.683cm" svg:x="7.139cm" svg:y="5.591cm">
          <draw:text-box>
            <text:p><text:span text:style-name="T5">Controller envia resposta da IA</text:span></text:p>
          </draw:text-box>
        </draw:frame>
        <draw:line draw:style-name="gr19" draw:text-style-name="P9" draw:layer="layout" svg:x1="14.207cm" svg:y1="18.556cm" svg:x2="5.664cm" svg:y2="18.522cm">
          <text:p/>
        </draw:line>
        <draw:frame draw:style-name="gr20" draw:text-style-name="P10" draw:layer="layout" svg:width="6.42cm" svg:height="1.115cm" svg:x="6.969cm" svg:y="17.359cm">
          <draw:text-box>
            <text:p><text:span text:style-name="T5">Controller segue as respostas do atendente</text:span></text:p>
          </draw:text-box>
        </draw:frame>
        <draw:line draw:style-name="gr21" draw:text-style-name="P9" draw:layer="layout" svg:x1="1cm" svg:y1="15.521cm" svg:x2="28.7cm" svg:y2="15.521cm">
          <text:p/>
        </draw:line>
        <draw:line draw:style-name="gr8" draw:text-style-name="P9" draw:layer="layout" svg:x1="14.207cm" svg:y1="3.865cm" svg:x2="5.664cm" svg:y2="3.831cm">
          <text:p/>
        </draw:line>
        <draw:frame draw:style-name="gr12" draw:text-style-name="P10" draw:layer="layout" svg:width="5.315cm" svg:height="0.683cm" svg:x="8.074cm" svg:y="3.176cm">
          <draw:text-box>
            <text:p><text:span text:style-name="T5">Controller recupera ticket</text:span></text:p>
          </draw:text-box>
        </draw:frame>
        <draw:line draw:style-name="gr8" draw:text-style-name="P9" draw:layer="layout" svg:x1="14.207cm" svg:y1="3.865cm" svg:x2="5.664cm" svg:y2="3.831cm">
          <text:p/>
        </draw:line>
        <draw:frame draw:style-name="gr12" draw:text-style-name="P10" draw:layer="layout" svg:width="5.315cm" svg:height="0.683cm" svg:x="8.074cm" svg:y="3.176cm">
          <draw:text-box>
            <text:p><text:span text:style-name="T5">Controller recupera ticket</text:span></text:p>
          </draw:text-box>
        </draw:frame>
        <draw:line draw:style-name="gr8" draw:text-style-name="P9" draw:layer="layout" svg:x1="17.108cm" svg:y1="17.468cm" svg:x2="24.348cm" svg:y2="17.468cm">
          <text:p/>
        </draw:line>
        <draw:frame draw:style-name="gr13" draw:text-style-name="P10" draw:layer="layout" svg:width="6.265cm" svg:height="1.115cm" svg:x="17.767cm" svg:y="16.292cm">
          <draw:text-box>
            <text:p><text:span text:style-name="T5">Controller envia a resposta marcada como solução</text:span></text:p>
          </draw:text-box>
        </draw:frame>
        <draw:frame draw:style-name="gr22" draw:text-style-name="P13" draw:layer="layout" svg:width="4.961cm" svg:height="0.902cm" svg:x="0.792cm" svg:y="19.275cm">
          <draw:text-box>
            <text:p text:style-name="P12"><text:span text:style-name="T7">[</text:span><text:span text:style-name="T7"><text:tab/></text:span><text:span text:style-name="T7">Fluxo de erro ]</text:span></text:p>
          </draw:text-box>
        </draw:frame>
        <draw:line draw:style-name="gr23" draw:text-style-name="P9" draw:layer="layout" svg:x1="1.281cm" svg:y1="19.669cm" svg:x2="2.043cm" svg:y2="19.669cm">
          <text:p/>
        </draw:line>
        <draw:line draw:style-name="gr19" draw:text-style-name="P9" draw:layer="layout" svg:x1="14.228cm" svg:y1="17.147cm" svg:x2="5.685cm" svg:y2="17.113cm">
          <text:p/>
        </draw:line>
        <draw:frame draw:style-name="gr20" draw:text-style-name="P10" draw:layer="layout" svg:width="6.42cm" svg:height="1.115cm" svg:x="6.99cm" svg:y="15.95cm">
          <draw:text-box>
            <text:p><text:span text:style-name="T5">Controller associa o chamado ao gerente da caix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23:40:21.418000000</meta:creation-date>
    <dc:date>2018-02-25T17:35:44.915000000</dc:date>
    <meta:editing-duration>PT16M57S</meta:editing-duration>
    <meta:editing-cycles>6</meta:editing-cycles>
    <meta:generator>LibreOffice/6.0.1.1$Windows_x86 LibreOffice_project/60bfb1526849283ce2491346ed2aa51c465abfe6</meta:generator>
    <meta:document-statistic meta:object-count="41"/>
  </office:meta>
</office:document-meta>
</file>